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agedConnection.getDeleg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nagedConnection.check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nagedConnection.isAccessToUnderlyingConnection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Connection.updateTransactionStatus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">
            <text:p text:style-name="Table_20_Contents">8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ManagedConnection.setReadOnly( boolean readOnl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nagedConnection.rollba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nagedConnection.setAutoCommit( boolean autoCommi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nagedConnection.comm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nagedConnection.transactionComple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mpletionListener.afterCompletion( TransactionContext completedContext , boolean commi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nagedConnection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nagedConnection.ManagedConnection( ObjectPool pool , TransactionRegistry transactionRegistry , boolean accessToUnderlyingConnectionAllow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nagedConnection.getInnermostDeleg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nagedConnection.getDelegate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